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oDictionary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MapToDictionary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ToDictionary.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ToDictionary.setSourc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ToDictionary.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ToDictionary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